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style:text-underline-style="none" fo:font-weight="bold" style:language-asian="zxx" style:country-asian="none" style:font-weight-asian="bold" style:language-complex="zxx" style:country-complex="none" style:font-weight-complex="bold"/>
    </style:style>
    <style:style style:name="P2" style:family="paragraph" style:parent-style-name="Text_20_body">
      <style:paragraph-properties fo:text-align="justify" style:justify-single-word="false"/>
      <style:text-properties fo:language="en" fo:country="GB" style:text-underline-style="none" style:language-asian="zxx" style:country-asian="none" style:language-complex="zxx" style:country-complex="none"/>
    </style:style>
    <style:style style:name="P3" style:family="paragraph" style:parent-style-name="Text_20_body">
      <style:paragraph-properties fo:text-align="justify" style:justify-single-word="false"/>
      <style:text-properties style:font-name="Courier New" fo:language="en" fo:country="GB" style:text-underline-style="none" style:language-asian="zxx" style:country-asian="none" style:language-complex="zxx" style:country-complex="none"/>
    </style:style>
    <style:style style:name="P4" style:family="paragraph" style:parent-style-name="Text_20_body">
      <style:paragraph-properties fo:text-align="justify" style:justify-single-word="false"/>
      <style:text-properties style:font-name="Courier New" fo:font-size="10pt" fo:language="en" fo:country="GB" style:text-underline-style="none" style:font-size-asian="10pt" style:language-asian="zxx" style:country-asian="none" style:font-size-complex="10pt" style:language-complex="zxx" style:country-complex="none"/>
    </style:style>
    <style:style style:name="P5" style:family="paragraph" style:parent-style-name="Text_20_body">
      <style:paragraph-properties fo:text-align="justify" style:justify-single-word="false"/>
      <style:text-properties fo:color="#0000ff" fo:language="en" fo:country="GB" style:text-underline-style="none" style:language-asian="zxx" style:country-asian="none" style:language-complex="zxx" style:country-complex="none"/>
    </style:style>
    <style:style style:name="P6" style:family="paragraph" style:parent-style-name="Text_20_body">
      <style:paragraph-properties fo:text-align="justify" style:justify-single-word="false"/>
      <style:text-properties fo:language="en" fo:country="GB" style:text-underline-style="none" style:language-asian="zxx" style:country-asian="none" style:language-complex="zxx" style:country-complex="none"/>
    </style:style>
    <style:style style:name="P7" style:family="paragraph" style:parent-style-name="Text_20_body" style:list-style-name="L3">
      <style:paragraph-properties fo:text-align="justify" style:justify-single-word="false"/>
      <style:text-properties fo:language="en" fo:country="GB" style:text-underline-style="none" style:language-asian="zxx" style:country-asian="none" style:language-complex="zxx" style:country-complex="none"/>
    </style:style>
    <style:style style:name="P8" style:family="paragraph" style:parent-style-name="Text_20_body" style:list-style-name="L5">
      <style:paragraph-properties fo:text-align="justify" style:justify-single-word="false"/>
      <style:text-properties fo:language="en" fo:country="GB" style:text-underline-style="none" style:language-asian="zxx" style:country-asian="none" style:language-complex="zxx" style:country-complex="none"/>
    </style:style>
    <style:style style:name="P9" style:family="paragraph" style:parent-style-name="Text_20_body" style:list-style-name="L6">
      <style:paragraph-properties fo:text-align="justify" style:justify-single-word="false"/>
      <style:text-properties fo:language="en" fo:country="GB" style:text-underline-style="none" style:language-asian="zxx" style:country-asian="none" style:language-complex="zxx" style:country-complex="none"/>
    </style:style>
    <style:style style:name="P10" style:family="paragraph" style:parent-style-name="Text_20_body" style:list-style-name="L4">
      <style:text-properties fo:language="en" fo:country="GB" style:language-asian="zxx" style:country-asian="none" style:language-complex="zxx" style:country-complex="none"/>
    </style:style>
    <style:style style:name="P11" style:family="paragraph" style:list-style-name="L2">
      <style:text-properties fo:language="en" fo:country="GB" style:language-asian="zxx" style:country-asian="none" style:language-complex="zxx" style:country-complex="none"/>
    </style:style>
    <style:style style:name="P12" style:family="paragraph" style:parent-style-name="Heading_20_1">
      <style:text-properties fo:language="en" fo:country="GB" style:text-underline-style="solid" style:text-underline-width="auto" style:text-underline-color="font-color"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color="#0000ff"/>
    </style:style>
    <style:style style:name="T4" style:family="text">
      <style:text-properties fo:color="#0000ff" fo:font-style="italic" style:font-style-asian="italic" style:font-style-complex="italic"/>
    </style:style>
    <style:style style:name="T5" style:family="text">
      <style:text-properties fo:color="#0000ff"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sting Alphatronics Boards AP321, AP320, and AP319</text:h>
      <text:p text:style-name="P1"/>
      <text:p text:style-name="P1">January 15, 2014</text:p>
      <text:h text:style-name="Heading_20_3" text:outline-level="3">AP319</text:h>
      <text:p text:style-name="P2">Flash the node with the enclosed image file <text:span text:style-name="T1">Image_ap319.a43</text:span>. When started, the program should blink the LED a few times and then begin expecting button events. When a button is pressed, the program will:</text:p>
      <text:list xml:id="list2153919373" text:style-name="L2">
        <text:list-item>
          <text:p>Light the LED for about two seconds.</text:p>
        </text:list-item>
        <text:list-item>
          <text:p>Issue an RF packet to the AP321, see below.</text:p>
        </text:list-item>
        <text:list-item>
          <text:p>Switch on the RF receiver expecting an ACK from the AP321.</text:p>
        </text:list-item>
      </text:list>
      <text:p text:style-name="P2">If the ACK does not arrive within 1 sec, the program will send another copy of the packet and wait for another second. This will happen once more, unless the ACK arrives in the meantime (3 attempts total).</text:p>
      <text:p text:style-name="P2">If no ACK shows up within 3 seconds, the program will blink the LED for 4 seconds and resume its main cycle. This interval has been shortened with respect to the specification (Alphanet firmware, version 140103) to speed up testing.</text:p>
      <text:p text:style-name="P2">According to the specification, the program will queue (in a circular fashion) up to two most recent button press events following the one currently being handled and process them subsequently. The action of flashing the LED (including ACK failure) overlaps with the action of processing events. This means, for example, that while the LED is flashing after the last ACK failure, the program can handle subsequent events (which, in particular, can be correctly received by AP321).</text:p>
      <text:p text:style-name="P2">The RF packet conveys this information to AP321:</text:p>
      <text:list xml:id="list1149962089" text:style-name="L3">
        <text:list-item>
          <text:p text:style-name="P7">The host ID of the node. This number is presently set to 19 (0x0013).</text:p>
        </text:list-item>
        <text:list-item>
          <text:p text:style-name="P7">The “timestamp”, i.e., the serial number of the button press event modulo 256.</text:p>
        </text:list-item>
        <text:list-item>
          <text:p text:style-name="P7">The button number (according to the specification, starting from 1).</text:p>
        </text:list-item>
        <text:list-item>
          <text:p text:style-name="P7">The global flag (set to 0 for AP319).</text:p>
        </text:list-item>
        <text:list-item>
          <text:p text:style-name="P7">The battery voltage.</text:p>
        </text:list-item>
        <text:list-item>
          <text:p text:style-name="P7">The address set up on the rotary switches.</text:p>
        </text:list-item>
      </text:list>
      <text:h text:style-name="Heading_20_3" text:outline-level="3">AP320</text:h>
      <text:p text:style-name="P2">Flash the node with the enclosed image file <text:span text:style-name="T1">Image_ap320.a43</text:span>. When started, the program should blink the LED a few times and then begin expecting button events. When the button is pressed, the program will:</text:p>
      <text:list xml:id="list1669688105" text:style-name="L4">
        <text:list-item>
          <text:p text:style-name="P10">Light the LED for about two seconds</text:p>
        </text:list-item>
        <text:list-item>
          <text:p text:style-name="P10">Issue an RF packet (to the AP321, see below)</text:p>
        </text:list-item>
        <text:list-item>
          <text:p text:style-name="P10"><text:soft-page-break/>Switch on the RF receiver expecting an ACK from the AP321</text:p>
        </text:list-item>
      </text:list>
      <text:p text:style-name="P2">If the ACK does not arrive within 1 sec, the program will send another copy of the packet and wait for another second. This will happen once more, unless the ACK arrives in the meantime (3 attempts total). This is basically the same action as for for AP319, except that:</text:p>
      <text:list xml:id="list1568057453" text:style-name="L6">
        <text:list-item>
          <text:p text:style-name="P9">The Host ID is set to 20 (0x0014).</text:p>
        </text:list-item>
        <text:list-item>
          <text:p text:style-name="P9">There is only one button (its number is 1).</text:p>
        </text:list-item>
        <text:list-item>
          <text:p text:style-name="P9">The global flag is 1.</text:p>
        </text:list-item>
        <text:list-item>
          <text:p text:style-name="P9">The address is always 0.</text:p>
        </text:list-item>
      </text:list>
      <text:h text:style-name="Heading_20_3" text:outline-level="3">AP321</text:h>
      <text:p text:style-name="P2">Flash the node with the enclosed image file <text:span text:style-name="T1">Image_ap321.a43</text:span>. When started, the program should blink the LEDs a few times and then begin expecting RF packets signalling button events. Having received such a packet, the program will:</text:p>
      <text:list xml:id="list1108462684" text:style-name="L5">
        <text:list-item>
          <text:p text:style-name="P8">Issue an ACK packet back to the sender.</text:p>
        </text:list-item>
        <text:list-item>
          <text:p text:style-name="P8">Write a message to the UART (i.e., to the RENESAS uC) with the structure described in Section 5.1.2 of the specification.</text:p>
        </text:list-item>
      </text:list>
      <text:p text:style-name="P2">Note that the program ignores any input from the UART.</text:p>
      <text:p text:style-name="P2">The voltage value (one byte) can be transformed into actual voltage according to this formula: V = v * 0.009768 + 1.221. </text:p>
      <text:p text:style-name="P2">Note that after startup the program issues a dummy ACK and writes a dummy message to the UART. This is to test the interfaces even in the absence of any button packets. For example, the dummy ACK can be seen with the spectrum analyser. The dummy event looks as if the node received a button event from host 0, with button 0, global flag 0, voltage 0, address 0, and RSSI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1.1811in" fo:margin-top="1.1811in" fo:margin-bottom="1.1811in" fo:margin-left="1.1811in" fo:margin-right="1.181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2M36S</meta:editing-duration>
    <meta:editing-cycles>40</meta:editing-cycles>
    <meta:generator>LibreOffice/3.5$Linux_x86 LibreOffice_project/350m1$Build-2</meta:generator>
    <dc:date>2014-01-15T16:28:35</dc:date>
    <meta:document-statistic meta:table-count="0" meta:image-count="0" meta:object-count="0" meta:page-count="2" meta:paragraph-count="34" meta:word-count="609" meta:character-count="3391" meta:non-whitespace-character-count="2824"/>
    <meta:user-defined meta:name="Info 1"/>
    <meta:user-defined meta:name="Info 2"/>
    <meta:user-defined meta:name="Info 3"/>
    <meta:user-defined meta:name="Info 4"/>
  </office:meta>
</office:document-meta>
</file>